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ipelineEventComponentProcessingNode.hasVie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EventComponentProcessingNode.setPipelineHints( Map parameter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EventComponentProcessingNode.PipelineEventComponentProcessing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EventComponentProcessingNode.setViews( Map view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